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Heading_20_2">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Table_20_Contents">
      <style:text-properties fo:color="#464453" fo:font-size="11pt" style:font-size-asian="11pt" style:font-size-complex="11pt"/>
    </style:style>
    <style:style style:name="P11" style:family="paragraph" style:parent-style-name="Table_20_Contents">
      <style:paragraph-properties fo:text-align="end" style:justify-single-word="false"/>
      <style:text-properties fo:color="#464453" fo:font-size="10pt" style:font-size-asian="10pt" style:font-size-complex="10pt"/>
    </style:style>
    <style:style style:name="P12"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296597"/>
    </style:style>
    <style:style style:name="T5" style:family="text">
      <style:text-properties officeooo:rsid="002a21ce"/>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Characters</text:h>
      <text:h text:style-name="P8" text:outline-level="2">Sophie Hatter</text:h>
      <text:p text:style-name="P2"><draw:frame draw:style-name="fr5" draw:name="immagini3" text:anchor-type="paragraph" svg:x="9.417cm" svg:y="-0.081cm" svg:width="9.499cm" svg:height="8.497cm" draw:z-index="16"><draw:image xlink:href="../../Resources/Characters/Sophie%20Hatter/Interpersonal%20Circumplex%20Behavior%20Sophie.png" xlink:type="simple" xlink:show="embed" xlink:actuate="onLoad" loext:mime-type="image/png"/></draw:frame><draw:frame draw:style-name="fr1" draw:name="Frame2" text:anchor-type="paragraph" svg:width="5.001cm" draw:z-index="1"><draw:text-box fo:min-height="5.001cm"><text:p text:style-name="Caption"><draw:frame draw:style-name="fr6" draw:name="Immagine3" text:anchor-type="as-char" svg:width="5.001cm" style:rel-width="100%" svg:height="5.001cm" style:rel-height="scale" draw:z-index="19"><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2">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7" draw:name="Image5" text:anchor-type="as-char" svg:width="15.319cm" svg:height="11cm" draw:z-index="20"><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8"><draw:text-box fo:min-height="19.796cm"><text:p text:style-name="Picture"><draw:frame draw:style-name="fr6" draw:name="Image1" text:anchor-type="as-char" svg:width="19.001cm" style:rel-width="100%" svg:height="19.796cm" style:rel-height="scale" draw:z-index="21"><draw:image xlink:href="../../Resources/Characters/Character%20wheel/Sophie%20Hatter.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P5"/>
      <text:p text:style-name="P7"/>
      <text:p text:style-name="Standard"/>
      <text:h text:style-name="P9" text:outline-level="2">Howl</text:h>
      <text:p text:style-name="P2"><draw:frame draw:style-name="fr1" draw:name="Frame3" text:anchor-type="paragraph" svg:width="5.001cm" draw:z-index="2"><draw:text-box fo:min-height="5.001cm"><text:p text:style-name="Caption"><draw:frame draw:style-name="fr6" draw:name="Immagine4" text:anchor-type="as-char" svg:width="5.001cm" style:rel-width="100%" svg:height="5.001cm" style:rel-height="scale" draw:z-index="22"><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 Layton decided to make him fall in love by transforming himself in a woman (Carla), in this way he would have get to know his weaknesses. However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3"><draw:frame draw:style-name="fr7"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9" text:outline-level="2">Orphan child</text:h>
      <text:p text:style-name="P2"><draw:frame draw:style-name="fr3" draw:name="Frame12" text:anchor-type="paragraph" svg:x="-0.007cm" svg:y="0.053cm" svg:width="5.249cm" draw:z-index="17"><draw:text-box fo:min-height="5.02cm"><text:p text:style-name="Caption"><draw:frame draw:style-name="fr8" draw:name="Immagine25" text:anchor-type="as-char" svg:width="5.249cm" style:rel-width="100%" svg:height="5.02cm" style:rel-height="scale" draw:z-index="23"><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dumb and without memory. He follows Ben everywhere he goes, sometimes even without his permission. Aesthetically remembers Howl, but it is very dirty, and his eyes and hair are brown (<text:span text:style-name="T4">when he was adult, </text:span>they were colored with magic).</text:p>
      <text:p text:style-name="P2">After freeing King Beuron in the capital of Radme, Howl (still adult) proceeds to Layton’s fortress. But Layton is waiting for him in the swamp, where after a long battle he uses a powerful spell to extract from Howl a liquid that he calls experience. After that Howl, transformed into a child, is thrown into the river, where Layton believes he is drowning. Instead he survived dragged by the current to Cal, where Ben will rescue him from the water.</text:p>
      <text:p text:style-name="P5"/>
      <text:p text:style-name="P5"/>
      <text:p text:style-name="P5"/>
      <text:p text:style-name="P6"><draw:frame draw:style-name="fr7" draw:name="Image4" text:anchor-type="as-char" svg:width="15.109cm" svg:height="11.591cm" draw:z-index="24"><draw:image xlink:href="../../Resources/Characters/Orphan%20child/Orphan%20child%20Interpersonal%20Circumplex.png" xlink:type="simple" xlink:show="embed" xlink:actuate="onLoad" loext:mime-type="image/png"/></draw:frame></text:p>
      <text:h text:style-name="P9" text:outline-level="2">Layton</text:h>
      <text:p text:style-name="P2"><draw:frame draw:style-name="fr9" draw:name="immagini4" text:anchor-type="paragraph" svg:x="8.428cm" svg:y="0.173cm" svg:width="10.455cm" svg:height="8.303cm" draw:z-index="15"><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6" draw:name="Immagine5" text:anchor-type="as-char" svg:width="5.001cm" style:rel-width="100%" svg:height="5.001cm" style:rel-height="scale" draw:z-index="25"><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Layton, in fact, was Suliman’s apprentice, and he had great admiration for her. He cared a lot about her opinion about him, and the arrival of Howl and his rapid progress in the magical arts did not bother him because of his advanced experience. When Howl suddenly reached his abilities, he decided to investigate moved by envy. He learned about the existence of Calcifer and tried to steal it pretending to be a charming girl. Howl was so deeply infatuated with the image created by the magician that he released umpteen demons of despair once the deception was revealed. Defeated Layton, Howl secretly exiled him in a small magical urn, filling it for further punishment with the powerful evoked spirits. During this imprisonment, however, Layton has learned how to control the spirits becoming powerful beyond all expectations.</text:p>
      <text:p text:style-name="P3"><draw:frame draw:style-name="fr10" draw:name="immagini2" text:anchor-type="as-char" svg:width="15.901cm" svg:height="11.589cm" draw:z-index="3"><draw:image xlink:href="../../Resources/Characters/Layton/Layton%20After%20Interpersonal%20Circumplex.png" xlink:type="simple" xlink:show="embed" xlink:actuate="onLoad" loext:mime-type="image/png"/></draw:frame></text:p>
      <text:h text:style-name="P9" text:outline-level="2">Madame Suliman</text:h>
      <text:p text:style-name="P2"><draw:frame draw:style-name="fr1" draw:name="Frame5" text:anchor-type="paragraph" svg:width="5.001cm" draw:z-index="8"><draw:text-box fo:min-height="5.001cm"><text:p text:style-name="Caption"><draw:frame draw:style-name="fr6" draw:name="Immagine6" text:anchor-type="as-char" svg:width="5.001cm" style:rel-width="100%" svg:height="5.001cm" style:rel-height="scale" draw:z-index="26"><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7" draw:name="Immagine17" text:anchor-type="as-char" svg:width="15.109cm" svg:height="11.591cm" draw:z-index="27"><draw:image xlink:href="../../Resources/Characters/Madame%20Suliman/Suliman%20Interpersonal%20Circumplex.png" xlink:type="simple" xlink:show="embed" xlink:actuate="onLoad" loext:mime-type="image/png"/></draw:frame></text:p>
      <text:h text:style-name="P9" text:outline-level="2">Calcifer</text:h>
      <text:p text:style-name="P2"><draw:frame draw:style-name="fr1" draw:name="Frame6" text:anchor-type="paragraph" svg:width="5.001cm" draw:z-index="9"><draw:text-box fo:min-height="5.001cm"><text:p text:style-name="Caption"><draw:frame draw:style-name="fr6" draw:name="Immagine8" text:anchor-type="as-char" svg:width="5.001cm" style:rel-width="100%" svg:height="5.001cm" style:rel-height="scale" draw:z-index="29"><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Calcifer recognized Layton’s intentions as soon as he saw him enter the castle, while Howl was deceived by the transformation into Carla. After <text:span text:style-name="T5">the defeat of</text:span> <text:span text:style-name="T5">Layton,</text:span> <text:span text:style-name="T5">it</text:span> was deeply concerned by the mixture of wizard and spirit that Howl <text:s/>created, and <text:span text:style-name="T5">it </text:span>suggested to hide the whole thing. So Howl hid <text:span text:style-name="T5">Layton</text:span> in a remote land.</text:p>
      <text:p text:style-name="P2">Since he was freed from the contract, Calcifer is even more tied to his friends, and hardly spends a day away from them. Since the castle has expanded, he travels to the most exotic places.</text:p>
      <text:p text:style-name="P6"><draw:frame draw:style-name="fr7" draw:name="Immagine18" text:anchor-type="as-char" svg:width="13cm" svg:height="9.999cm" draw:z-index="28"><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4" draw:name="Frame13" text:anchor-type="as-char" svg:width="5.36cm" draw:z-index="30"><draw:text-box fo:min-height="7.84cm"><text:p text:style-name="Picture"><draw:frame draw:style-name="fr6" draw:name="Image2" text:anchor-type="as-char" svg:width="5.36cm" style:rel-width="100%" svg:height="7.84cm" style:rel-height="scale" draw:z-index="31"><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4" draw:name="Frame14" text:anchor-type="as-char" svg:width="6.44cm" draw:z-index="32"><draw:text-box fo:min-height="6.001cm"><text:p text:style-name="Picture"><draw:frame draw:style-name="fr6" draw:name="Image3" text:anchor-type="as-char" svg:width="6.44cm" style:rel-width="100%" svg:height="6.001cm" style:rel-height="scale" draw:z-index="33"><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8" text:outline-level="2"><text:soft-page-break/>Heen</text:h>
      <text:p text:style-name="P2"><draw:frame draw:style-name="fr1" draw:name="Frame7" text:anchor-type="paragraph" svg:width="5.001cm" draw:z-index="10"><draw:text-box fo:min-height="5.001cm"><text:p text:style-name="Caption"><draw:frame draw:style-name="fr6" draw:name="Immagine9" text:anchor-type="as-char" svg:width="5.001cm" style:rel-width="100%" svg:height="5.001cm" style:rel-height="scale" draw:z-index="34"><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2">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text:p>
      <text:p text:style-name="P3"><draw:frame draw:style-name="fr7" draw:name="Immagine19" text:anchor-type="as-char" svg:width="15.109cm" svg:height="11.591cm" draw:z-index="35"><draw:image xlink:href="../../Resources/Characters/Heen/Heen%20Interpersonal%20Circumplex.png" xlink:type="simple" xlink:show="embed" xlink:actuate="onLoad" loext:mime-type="image/png"/></draw:frame></text:p>
      <text:h text:style-name="P9" text:outline-level="2">King Beuron</text:h>
      <text:p text:style-name="P2"><draw:frame draw:style-name="fr3" draw:name="Frame8" text:anchor-type="paragraph" svg:x="-0.011cm" svg:y="-0.018cm" svg:width="5.794cm" draw:z-index="14"><draw:text-box fo:min-height="5.493cm"><text:p text:style-name="Caption"><draw:frame draw:style-name="fr6" draw:name="Immagine26" text:anchor-type="as-char" svg:width="5.794cm" style:rel-width="100%" svg:height="5.493cm" style:rel-height="scale" draw:z-index="36"><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1" draw:name="immagini1" text:anchor-type="as-char" svg:y="0cm" svg:width="15.108cm" svg:height="11.589cm" draw:z-index="37"><draw:image xlink:href="../../Resources/Characters/King%20Beuron/King%20Beuron%20Interpersonal%20Circumplex.png" xlink:type="simple" xlink:show="embed" xlink:actuate="onLoad" loext:mime-type="image/png"/></draw:frame></text:p>
      <text:h text:style-name="P9" text:outline-level="2">Ben</text:h>
      <text:p text:style-name="P2"><draw:frame draw:style-name="fr1" draw:name="Frame9" text:anchor-type="paragraph" svg:width="5.001cm" draw:z-index="13"><draw:text-box fo:min-height="5.001cm"><text:p text:style-name="Caption"><draw:frame draw:style-name="fr6" draw:name="Immagine23" text:anchor-type="as-char" svg:width="5.001cm" style:rel-width="100%" svg:height="5.001cm" style:rel-height="scale" draw:z-index="38"><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he emanates. When he is in the condition to do so, he leads a revolt to drive away the spirits from Cal.</text:p>
      <text:p text:style-name="P2">Trained by the best masters of Radme at the behest of the King himself, who saw his potential, Ben always proved to be virtuous and honest, helping the weak with great modesty.</text:p>
      <text:p text:style-name="P4"><draw:frame draw:style-name="fr7" draw:name="Immagine15" text:anchor-type="as-char" svg:width="14.561cm" svg:height="10.612cm" draw:z-index="5"><draw:image xlink:href="../../Resources/Characters/Ben/Ben%20Interpersonal%20Circumplex.png" xlink:type="simple" xlink:show="embed" xlink:actuate="onLoad" loext:mime-type="image/png"/></draw:frame></text:p>
      <text:h text:style-name="P9" text:outline-level="2">Markl</text:h>
      <text:p text:style-name="P2"><draw:frame draw:style-name="fr1" draw:name="Frame10" text:anchor-type="paragraph" svg:width="5.001cm" draw:z-index="11"><draw:text-box fo:min-height="5.001cm"><text:p text:style-name="Caption"><draw:frame draw:style-name="fr6" draw:name="Immagine10" text:anchor-type="as-char" svg:width="5.001cm" style:rel-width="100%" svg:height="5.001cm" style:rel-height="scale" draw:z-index="39"><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3"><draw:frame draw:style-name="fr7" draw:name="Immagine20" text:anchor-type="as-char" svg:width="15.109cm" svg:height="11.591cm" draw:z-index="6"><draw:image xlink:href="../../Resources/Characters/Markl/Markl%20Interpersonal%20Circumplex.png" xlink:type="simple" xlink:show="embed" xlink:actuate="onLoad" loext:mime-type="image/png"/></draw:frame></text:p>
      <text:h text:style-name="P9" text:outline-level="2">Witch of the Waste</text:h>
      <text:p text:style-name="P2"><draw:frame draw:style-name="fr1" draw:name="Frame11" text:anchor-type="paragraph" svg:width="5.001cm" draw:z-index="12"><draw:text-box fo:min-height="5.001cm"><text:p text:style-name="Caption"><draw:frame draw:style-name="fr6"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text:p>
      <text:p text:style-name="P2">She does not remember where she lost or who bought the parts of Heen, but often a small incentive is enough to start recalling.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7" draw:name="Immagine21" text:anchor-type="as-char" svg:width="16.14cm" svg:height="11.589cm" draw:z-index="7"><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2-11T18:54:34.231000000</dc:date>
    <meta:editing-duration>PT1H16M52S</meta:editing-duration>
    <meta:editing-cycles>56</meta:editing-cycles>
    <meta:generator>LibreOffice/6.1.2.1$Windows_X86_64 LibreOffice_project/65905a128db06ba48db947242809d14d3f9a93fe</meta:generator>
    <meta:document-statistic meta:table-count="3" meta:image-count="27" meta:object-count="0" meta:page-count="12" meta:paragraph-count="64" meta:word-count="1846" meta:character-count="10369" meta:non-whitespace-character-count="8574"/>
    <meta:template xlink:type="simple" xlink:actuate="onRequest" xlink:title="" xlink:href="../MasterGameDesignDocument.odm" meta:date="2018-12-11T16:49:51.134000000"/>
  </office:meta>
</office:document-meta>
</file>